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orstop – dummy file to force git to recognize and archive the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an Olson</meta:initial-creator>
    <meta:creation-date>2014-12-03T11:02:42.45</meta:creation-date>
    <meta:document-statistic meta:table-count="0" meta:image-count="0" meta:object-count="0" meta:page-count="1" meta:paragraph-count="1" meta:word-count="13" meta:character-count="71"/>
    <dc:date>2014-12-03T11:03:52.62</dc:date>
    <dc:creator>Sean Olson</dc:creator>
    <meta:editing-duration>PT1M10S</meta:editing-duration>
    <meta:editing-cycles>1</meta:editing-cycles>
    <meta:generator>OpenOffice/4.1.1$Win32 OpenOffice.org_project/411m6$Build-9775</meta:generator>
  </office:meta>
</office:document-meta>
</file>